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09cm" table:align="margins"/>
    </style:style>
    <style:style style:name="Таблица1.A" style:family="table-column">
      <style:table-column-properties style:column-width="9.128cm" style:rel-column-width="35169*"/>
    </style:style>
    <style:style style:name="Таблица1.B" style:family="table-column">
      <style:table-column-properties style:column-width="7.881cm" style:rel-column-width="30366*"/>
    </style:style>
    <style:style style:name="Таблица1.1" style:family="table-row">
      <style:table-row-properties style:min-row-height="4.25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8.941cm" fo:margin-left="0cm" fo:margin-right="-0.009cm" table:align="margins"/>
    </style:style>
    <style:style style:name="Таблица2.A" style:family="table-column">
      <style:table-column-properties style:column-width="3.14cm" style:rel-column-width="23012*"/>
    </style:style>
    <style:style style:name="Таблица2.B" style:family="table-column">
      <style:table-column-properties style:column-width="5.801cm" style:rel-column-width="42523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0.002cm solid #000000" fo:border-top="none" fo:border-bottom="none"/>
    </style:style>
    <style:style style:name="Таблица2.B2" style:family="table-cell" style:data-style-name="N37">
      <style:table-cell-properties fo:padding="0.097cm" fo:border-left="none" fo:border-right="0.002cm solid #000000" fo:border-top="none" fo:border-bottom="none"/>
    </style:style>
    <style:style style:name="Таблица3" style:family="table">
      <style:table-properties style:width="7.694cm" fo:margin-left="0cm" fo:margin-right="-0.005cm" table:align="margins"/>
    </style:style>
    <style:style style:name="Таблица3.A" style:family="table-column">
      <style:table-column-properties style:column-width="1.842cm" style:rel-column-width="15689*"/>
    </style:style>
    <style:style style:name="Таблица3.B" style:family="table-column">
      <style:table-column-properties style:column-width="5.853cm" style:rel-column-width="4984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cm" table:align="left"/>
    </style:style>
    <style:style style:name="Таблица4.A" style:family="table-column">
      <style:table-column-properties style:column-width="5.745cm"/>
    </style:style>
    <style:style style:name="Таблица4.B" style:family="table-column">
      <style:table-column-properties style:column-width="5.368cm"/>
    </style:style>
    <style:style style:name="Таблица4.C" style:family="table-column">
      <style:table-column-properties style:column-width="5.877cm"/>
    </style:style>
    <style:style style:name="Таблица4.A1" style:family="table-cell">
      <style:table-cell-properties style:vertical-align="middle" fo:background-color="#808080" fo:padding="0.049cm" fo:border="none">
        <style:background-image/>
      </style:table-cell-properties>
    </style:style>
    <style:style style:name="Таблица4.A2" style:family="table-cell">
      <style:table-cell-properties style:vertical-align="middle" fo:background-color="#ffffff" fo:padding="0.097cm" fo:border-left="0.002cm solid #808080" fo:border-right="none" fo:border-top="0.002cm solid #808080" fo:border-bottom="0.002cm solid #808080">
        <style:background-image/>
      </style:table-cell-properties>
    </style:style>
    <style:style style:name="Таблица4.C2" style:family="table-cell">
      <style:table-cell-properties style:vertical-align="middle" fo:background-color="#ffffff" fo:padding="0.097cm" fo:border="0.002cm solid #808080">
        <style:background-image/>
      </style:table-cell-properties>
    </style:style>
    <style:style style:name="Таблица4.A3" style:family="table-cell">
      <style:table-cell-properties style:vertical-align="middle" fo:background-color="#ffffff" fo:padding="0.097cm" fo:border-left="0.002cm solid #808080" fo:border-right="none" fo:border-top="none" fo:border-bottom="0.002cm solid #808080">
        <style:background-image/>
      </style:table-cell-properties>
    </style:style>
    <style:style style:name="Таблица4.C3" style:family="table-cell">
      <style:table-cell-properties style:vertical-align="middle" fo:background-color="#ffffff" fo:padding="0.097cm" fo:border-left="0.002cm solid #808080" fo:border-right="0.002cm solid #808080" fo:border-top="none" fo:border-bottom="0.002cm solid #808080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 style:font-name="Arial" fo:font-size="10pt" style:font-size-asian="10pt" style:font-size-complex="10pt"/>
    </style:style>
    <style:style style:name="P2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font-size-asian="10.5pt" style:font-size-complex="10.5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text-underline-style="none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Text_20_body">
      <style:paragraph-properties fo:margin-left="0cm" fo:margin-right="0cm" fo:text-indent="0cm" style:auto-text-indent="false"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fo:background-color="#333333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background-color="#333333">
        <style:background-image/>
      </style:paragraph-properties>
    </style:style>
    <style:style style:name="P11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background-color="#333333" style:font-size-asian="10pt" style:font-size-complex="10pt"/>
    </style:style>
    <style:style style:name="P15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fo:language="ru" fo:country="RU" style:text-underline-style="none" fo:font-weight="bold" fo:background-color="#333333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9" style:family="paragraph" style:parent-style-name="Table_20_Contents"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language="en" fo:country="US" style:font-size-asian="10pt" style:font-size-complex="10pt"/>
    </style:style>
    <style:style style:name="P24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25" style:family="paragraph" style:parent-style-name="Table_20_Contents">
      <style:text-properties style:font-name="Arial" fo:font-size="9pt" style:font-size-asian="9pt" style:font-size-complex="9pt"/>
    </style:style>
    <style:style style:name="P26" style:family="paragraph" style:parent-style-name="Table_20_Contents"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font-name="Arial" fo:font-size="10.5pt" style:font-size-asian="10.5pt" style:font-size-complex="10.5pt"/>
    </style:style>
    <style:style style:name="P29" style:family="paragraph" style:parent-style-name="Table_20_Contents">
      <style:text-properties style:font-name="Arial" fo:font-size="2pt" style:font-size-asian="2pt" style:font-size-complex="2pt"/>
    </style:style>
    <style:style style:name="P30" style:family="paragraph" style:parent-style-name="Table_20_Contents">
      <style:text-properties style:font-name="Arial" fo:font-size="2pt" fo:language="ru" fo:country="RU" style:font-size-asian="2pt" style:font-size-complex="2pt"/>
    </style:style>
    <style:style style:name="P31" style:family="paragraph" style:parent-style-name="Table_20_Contents">
      <style:text-properties style:font-name="Arial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text-properties style:font-name="Arial" fo:font-size="6pt" fo:language="ru" fo:country="RU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3" style:family="paragraph" style:parent-style-name="Table_20_Contents">
      <style:text-properties style:font-name="Arial" fo:font-size="6pt" style:text-underline-style="none" fo:font-weight="normal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size="9pt" style:font-size-asian="9pt" style:font-size-complex="9pt"/>
    </style:style>
    <style:style style:name="P35" style:family="paragraph" style:parent-style-name="Table_20_Contents">
      <style:paragraph-properties fo:margin-left="2.501cm" fo:margin-right="0cm" fo:text-indent="0cm" style:auto-text-indent="false"/>
      <style:text-properties style:font-name="Arial" fo:font-size="9pt" style:font-size-asian="9pt" style:font-size-complex="9pt"/>
    </style:style>
    <style:style style:name="P36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7" style:family="paragraph" style:parent-style-name="Table_20_Contents">
      <style:paragraph-properties fo:margin-left="1.251cm" fo:margin-right="0cm" fo:text-indent="0cm" style:auto-text-indent="false"/>
      <style:text-properties style:font-name="Arial" fo:font-size="9pt" style:font-size-asian="9pt" style:font-size-complex="9pt"/>
    </style:style>
    <style:style style:name="P38" style:family="paragraph" style:parent-style-name="Table_20_Contents">
      <style:paragraph-properties fo:margin-left="1.251cm" fo:margin-right="0cm" fo:text-indent="0cm" style:auto-text-indent="false"/>
      <style:text-properties style:font-name="Arial" fo:font-size="10pt" style:font-size-asian="10pt" style:font-size-complex="10pt"/>
    </style:style>
    <style:style style:name="P39" style:family="paragraph" style:parent-style-name="Table_20_Contents">
      <style:text-properties style:font-name="Arial" fo:font-size="10pt" style:font-size-asian="10pt" style:font-size-complex="10pt"/>
    </style:style>
    <style:style style:name="P40" style:family="paragraph" style:parent-style-name="Table_20_Contents" style:list-style-name="L1">
      <style:text-properties style:font-name="Arial" fo:font-size="10pt" fo:language="ru" fo:country="RU" style:font-size-asian="10pt" style:font-size-complex="10pt"/>
    </style:style>
    <style:style style:name="P41" style:family="paragraph" style:parent-style-name="Table_20_Contents" style:list-style-name="L2">
      <style:text-properties style:font-name="Arial" fo:font-size="10.5pt" style:font-size-asian="10.5pt" style:font-size-complex="10.5pt"/>
    </style:style>
    <style:style style:name="P42" style:family="paragraph" style:parent-style-name="Table_20_Contents" style:list-style-name="L3">
      <style:text-properties style:font-name="Arial" fo:font-size="10.5pt" style:font-size-asian="10.5pt" style:font-size-complex="10.5pt"/>
    </style:style>
    <style:style style:name="P43" style:family="paragraph" style:parent-style-name="Table_20_Contents" style:list-style-name="L4">
      <style:text-properties style:font-name="Arial" fo:font-size="10.5pt" style:font-size-asian="10.5pt" style:font-size-complex="10.5pt"/>
    </style:style>
    <style:style style:name="P44" style:family="paragraph" style:parent-style-name="Table_20_Contents" style:list-style-name="L2">
      <style:text-properties style:font-name="Arial" fo:font-size="10.5pt" fo:language="en" fo:country="US" style:font-size-asian="10.5pt" style:font-size-complex="10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fo:font-weight="normal" style:font-weight-asian="normal" style:font-weight-complex="normal"/>
    </style:style>
    <style:style style:name="T3" style:family="text">
      <style:text-properties fo:language="en" fo:country="US"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fo:background-color="#333333" style:font-weight-asian="bold" style:font-weight-complex="bold"/>
    </style:style>
    <style:style style:name="T11" style:family="text">
      <style:text-properties style:text-underline-style="none" fo:background-color="#333333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language="en" fo:country="US" style:text-underline-style="none" fo:font-weight="bold" fo:background-color="#333333" style:font-size-asian="10pt" style:font-weight-asian="bold" style:font-size-complex="10pt" style:font-weight-complex="bold"/>
    </style:style>
    <style:style style:name="T17" style:family="text"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Сомов Евгений Павлович</text:p>
      <text:p text:style-name="P18"/>
      <text:p text:style-name="P17">Специалист в области ручного и автоматизированного тестирования.</text:p>
      <text:p text:style-name="P36">(Manual / Automation QA Engineer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text:span text:style-name="T9">Общая информация</text:span><text:span text:style-name="T3">:</text:span></text:p>
            <text:p text:style-name="P31"/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20"><text:span text:style-name="T4">ФИО</text:span>:</text:p>
                </table:table-cell>
                <table:table-cell table:style-name="Таблица2.B1" office:value-type="string">
                  <text:p text:style-name="P19">Сомов Евгений Павлович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Дата рождения</text:span>:</text:p>
                </table:table-cell>
                <table:table-cell table:style-name="Таблица2.B2" office:value-type="date" office:date-value="1984-01-11">
                  <text:p text:style-name="P19">11.01.84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Образование</text:span>:</text:p>
                </table:table-cell>
                <table:table-cell table:style-name="Таблица2.B1" office:value-type="string">
                  <text:p text:style-name="P19">Высшее (ВНУ им. В.Даля)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Специальность</text:span>:</text:p>
                </table:table-cell>
                <table:table-cell table:style-name="Таблица2.B1" office:value-type="string">
                  <text:p text:style-name="P19">Компьютерная инженерия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Место работы</text:span>:</text:p>
                </table:table-cell>
                <table:table-cell table:style-name="Таблица2.B1" office:value-type="string">
                  <text:p text:style-name="P19">Freelance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Должность</text:span><text:span text:style-name="T1">:</text:span></text:p>
                </table:table-cell>
                <table:table-cell table:style-name="Таблица2.B1" office:value-type="string">
                  <text:p text:style-name="P23">Manual / Automation QA Engineer</text:p>
                </table:table-cell>
              </table:table-row>
            </table:table>
            <text:p text:style-name="P29"/>
          </table:table-cell>
          <table:table-cell table:style-name="Таблица1.A1" office:value-type="string">
            <text:p text:style-name="P15">Контакты:</text:p>
            <text:p text:style-name="P32"/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21"><text:span text:style-name="T1">Skype</text:span><text:span text:style-name="T5">:</text:span></text:p>
                </table:table-cell>
                <table:table-cell table:style-name="Таблица3.A1" office:value-type="string">
                  <text:p text:style-name="P26"><text:a xlink:type="simple" xlink:href="skype:evgen_catfish" text:style-name="Internet_20_link" text:visited-style-name="Visited_20_Internet_20_Link"><text:span text:style-name="T18">evgen_catfish</text:span></text:a></text:p>
                </table:table-cell>
              </table:table-row>
              <table:table-row>
                <table:table-cell table:style-name="Таблица3.A1" office:value-type="string">
                  <text:p text:style-name="P22">EMail<text:span text:style-name="T5">:</text:span></text:p>
                </table:table-cell>
                <table:table-cell table:style-name="Таблица3.A1" office:value-type="string">
                  <text:p text:style-name="P25"><text:a xlink:type="simple" xlink:href="mailto:somov.studio@gmail.com" text:style-name="Internet_20_link" text:visited-style-name="Visited_20_Internet_20_Link"><text:span text:style-name="T18">somov.studio@gmail.com</text:span></text:a></text:p>
                </table:table-cell>
              </table:table-row>
              <table:table-row>
                <table:table-cell table:style-name="Таблица3.A1" office:value-type="string">
                  <text:p text:style-name="P22">Telegram<text:span text:style-name="T5">:</text:span></text:p>
                </table:table-cell>
                <table:table-cell table:style-name="Таблица3.A1" office:value-type="string">
                  <text:p text:style-name="P19">- - - - - - - - - - - - -</text:p>
                </table:table-cell>
              </table:table-row>
              <table:table-row>
                <table:table-cell table:style-name="Таблица3.A1" office:value-type="string">
                  <text:p text:style-name="P21">Телефон<text:span text:style-name="T5">:</text:span></text:p>
                </table:table-cell>
                <table:table-cell table:style-name="Таблица3.A1" office:value-type="string">
                  <text:p text:style-name="P19">- - - - - - - - - - - - -</text:p>
                </table:table-cell>
              </table:table-row>
              <table:table-row>
                <table:table-cell table:style-name="Таблица3.A1" office:value-type="string">
                  <text:p text:style-name="P21">Адрес<text:span text:style-name="T5">:</text:span></text:p>
                </table:table-cell>
                <table:table-cell table:style-name="Таблица3.A1" office:value-type="string">
                  <text:p text:style-name="P24">Украина</text:p>
                </table:table-cell>
              </table:table-row>
              <table:table-row>
                <table:table-cell table:style-name="Таблица3.A1" office:value-type="string">
                  <text:p text:style-name="P21">Сайт<text:span text:style-name="T5">:</text:span></text:p>
                </table:table-cell>
                <table:table-cell table:style-name="Таблица3.A1" office:value-type="string">
                  <text:p text:style-name="P25"><text:a xlink:type="simple" xlink:href="https://somov-qa.github.io/" text:style-name="Internet_20_link" text:visited-style-name="Visited_20_Internet_20_Link"><text:span text:style-name="T18">https://somov-qa.github.io</text:span></text:a></text:p>
                </table:table-cell>
              </table:table-row>
            </table:table>
            <text:p text:style-name="P30"/>
          </table:table-cell>
        </table:table-row>
      </table:table>
      <text:p text:style-name="P11"><text:span text:style-name="T11">Образование:</text:span><text:span text:style-name="T8"> Высшее</text:span></text:p>
      <text:p text:style-name="P8"><text:span text:style-name="T4">Восточноукраинский университет им. В.Даля.</text:span> </text:p>
      <text:p text:style-name="P38"><text:span text:style-name="T4">Факультет</text:span>: Компьютерных систем и информационных технологий. </text:p>
      <text:p text:style-name="P38"><text:span text:style-name="T4">Направление подготовки</text:span>: Компьютерная инженерия. </text:p>
      <text:p text:style-name="P38"><text:span text:style-name="T4">Специальность</text:span>: Компьютерные системы и сети. </text:p>
      <text:p text:style-name="P38"><text:span text:style-name="T4">Степень</text:span>: Бакалавр (2014 г.) </text:p>
      <text:p text:style-name="P25"/>
      <text:p text:style-name="P12"><text:span text:style-name="T10">Специализация:</text:span><text:span text:style-name="T8"> </text:span><text:span text:style-name="T2">Q</text:span><text:span text:style-name="T8">uality </text:span><text:span text:style-name="T2">A</text:span><text:span text:style-name="T8">ssurance </text:span><text:span text:style-name="T2">(QA)</text:span></text:p>
      <text:list xml:id="list7085328965492635464" text:style-name="L1">
        <text:list-item>
          <text:p text:style-name="P40">Автоматизированное тестирование (Automation Testing)</text:p>
        </text:list-item>
        <text:list-item>
          <text:p text:style-name="P40">Ручное тестирование (Manual Testing)</text:p>
        </text:list-item>
        <text:list-item>
          <text:p text:style-name="P40">Контроль качества (Quality Control)</text:p>
        </text:list-item>
        <text:list-item>
          <text:p text:style-name="P40">Нагрузочное тестирование (Load Testing)</text:p>
        </text:list-item>
        <text:list-item>
          <text:p text:style-name="P40">Тестирование баз данных (Database Testing)</text:p>
        </text:list-item>
      </text:list>
      <text:p text:style-name="P27"/>
      <text:p text:style-name="P10"><text:span text:style-name="T14">Опыт работы в </text:span><text:span text:style-name="T16">QA</text:span><text:span text:style-name="T14">:</text:span><text:span text:style-name="T13"> более 11 лет </text:span><text:span text:style-name="T15">(c 2013 </text:span><text:span text:style-name="T17">года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1">Компания</text:p>
            </table:table-cell>
            <table:table-cell table:style-name="Таблица4.A1" office:value-type="string">
              <text:p text:style-name="P1">Период</text:p>
            </table:table-cell>
            <table:table-cell table:style-name="Таблица4.A1" office:value-type="string">
              <text:p text:style-name="P1">Должность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<text:a xlink:type="simple" xlink:href="https://somovstudio.github.io/" text:style-name="Internet_20_link" text:visited-style-name="Visited_20_Internet_20_Link"><text:span text:style-name="T12">Freelance</text:span></text:a></text:p>
          </table:table-cell>
          <table:table-cell table:style-name="Таблица4.A2" office:value-type="string">
            <text:p text:style-name="P3">4.03.2019 - текущее</text:p>
          </table:table-cell>
          <table:table-cell table:style-name="Таблица4.C2" office:value-type="string">
            <text:p text:style-name="P2">Automation QA Engineer</text:p>
          </table:table-cell>
        </table:table-row>
        <table:table-row>
          <table:table-cell table:style-name="Таблица4.A3" office:value-type="string">
            <text:p text:style-name="P25"><text:a xlink:type="simple" xlink:href="https://ilogos.biz/" text:style-name="Internet_20_link" text:visited-style-name="Visited_20_Internet_20_Link"><text:span text:style-name="T18">iLogos</text:span></text:a><text:span text:style-name="T18"> (Europe)</text:span></text:p>
          </table:table-cell>
          <table:table-cell table:style-name="Таблица4.A3" office:value-type="string">
            <text:p text:style-name="P3">23.01.2017 - 07.03.2019</text:p>
          </table:table-cell>
          <table:table-cell table:style-name="Таблица4.C3" office:value-type="string">
            <text:p text:style-name="P2">Automation QA Engineer</text:p>
          </table:table-cell>
        </table:table-row>
        <table:table-row>
          <table:table-cell table:style-name="Таблица4.A3" office:value-type="string">
            <text:p text:style-name="P25"><text:a xlink:type="simple" xlink:href="https://ilogos.biz/" text:style-name="Internet_20_link" text:visited-style-name="Visited_20_Internet_20_Link"><text:span text:style-name="T18">iLogos</text:span></text:a><text:span text:style-name="T18"> (Europe)</text:span></text:p>
          </table:table-cell>
          <table:table-cell table:style-name="Таблица4.A3" office:value-type="string">
            <text:p text:style-name="P3">1.04.2016 - 23.01.2017</text:p>
          </table:table-cell>
          <table:table-cell table:style-name="Таблица4.C3" office:value-type="string">
            <text:p text:style-name="P2">Back-end Developer</text:p>
          </table:table-cell>
        </table:table-row>
        <table:table-row>
          <table:table-cell table:style-name="Таблица4.A3" office:value-type="string">
            <text:p text:style-name="P25"><text:a xlink:type="simple" xlink:href="https://ilogos.biz/" text:style-name="Internet_20_link" text:visited-style-name="Visited_20_Internet_20_Link"><text:span text:style-name="T18">iLogos</text:span></text:a><text:span text:style-name="T18"> (UA)</text:span></text:p>
          </table:table-cell>
          <table:table-cell table:style-name="Таблица4.A3" office:value-type="string">
            <text:p text:style-name="P3">1.04.2015 - 1.04.2016</text:p>
          </table:table-cell>
          <table:table-cell table:style-name="Таблица4.C3" office:value-type="string">
            <text:p text:style-name="P2">QA Engineer</text:p>
          </table:table-cell>
        </table:table-row>
        <table:table-row>
          <table:table-cell table:style-name="Таблица4.A3" office:value-type="string">
            <text:p text:style-name="P25"><text:a xlink:type="simple" xlink:href="https://nikaent.com/" text:style-name="Internet_20_link" text:visited-style-name="Visited_20_Internet_20_Link"><text:span text:style-name="T18">Nika Entertainment</text:span></text:a></text:p>
          </table:table-cell>
          <table:table-cell table:style-name="Таблица4.A3" office:value-type="string">
            <text:p text:style-name="P3">1.10.2013 - 1.04.2015</text:p>
          </table:table-cell>
          <table:table-cell table:style-name="Таблица4.C3" office:value-type="string">
            <text:p text:style-name="P2">Manual QA</text:p>
          </table:table-cell>
        </table:table-row>
        <table:table-row>
          <table:table-cell table:style-name="Таблица4.A3" office:value-type="string">
            <text:p text:style-name="P19"><text:a xlink:type="simple" xlink:href="https://ilogos.biz/" text:style-name="Internet_20_link" text:visited-style-name="Visited_20_Internet_20_Link">iLogos</text:a></text:p>
          </table:table-cell>
          <table:table-cell table:style-name="Таблица4.A3" office:value-type="string">
            <text:p text:style-name="P3">15.04.2013 - 1.10.2013</text:p>
          </table:table-cell>
          <table:table-cell table:style-name="Таблица4.C3" office:value-type="string">
            <text:p text:style-name="P2">Manual QA</text:p>
          </table:table-cell>
        </table:table-row>
        <table:table-row>
          <table:table-cell table:style-name="Таблица4.A3" office:value-type="string">
            <text:p text:style-name="Table_20_Contents"><text:a xlink:type="simple" xlink:href="http://www.vtk.org.ua/" text:style-name="Internet_20_link" text:visited-style-name="Visited_20_Internet_20_Link"><text:span text:style-name="T12">Восточная торговая компания</text:span></text:a></text:p>
          </table:table-cell>
          <table:table-cell table:style-name="Таблица4.A3" office:value-type="string">
            <text:p text:style-name="P3">2012 - 2013</text:p>
          </table:table-cell>
          <table:table-cell table:style-name="Таблица4.C3" office:value-type="string">
            <text:p text:style-name="P2">System Administration</text:p>
          </table:table-cell>
        </table:table-row>
      </table:table>
      <text:p text:style-name="P34"/>
      <text:p text:style-name="P11"><text:span text:style-name="T11">Вид занятости:</text:span><text:span text:style-name="T8"> Полная или частичная занятость, удалённая работа</text:span></text:p>
      <text:p text:style-name="P33"/>
      <text:p text:style-name="P13">Портфолио:</text:p>
      <text:p text:style-name="P7">Автоматизированное тестирование (<text:span text:style-name="T6">Automation Testing</text:span>)</text:p>
      <text:p text:style-name="P37"><text:a xlink:type="simple" xlink:href="https://mgts.ru/" text:style-name="Internet_20_link" text:visited-style-name="Visited_20_Internet_20_Link">МГТС</text:a> - <text:span text:style-name="T1">w</text:span>eb приложение на 1С-Битрикс (Freelance для компании Zionec)</text:p>
      <text:p text:style-name="P37"><text:a xlink:type="simple" xlink:href="https://orteka.ru/" text:style-name="Internet_20_link" text:visited-style-name="Visited_20_Internet_20_Link">ОРТЕКА</text:a> - <text:span text:style-name="T1">w</text:span>eb приложение на 1С-Битрикс (интернет магазин) (Freelance для компании Zionec)</text:p>
      <text:p text:style-name="P37"><text:a xlink:type="simple" xlink:href="https://magazstraz.ru/" text:style-name="Internet_20_link" text:visited-style-name="Visited_20_Internet_20_Link">МагазСтраз</text:a> - <text:span text:style-name="T1">w</text:span>eb приложение на 1С-Битрикс (интернет магазин) (Freelance для компании Zionec)</text:p>
      <text:p text:style-name="P37"><text:a xlink:type="simple" xlink:href="https://rutube.sport/" text:style-name="Internet_20_link" text:visited-style-name="Visited_20_Internet_20_Link">Rutube.Sport</text:a> - <text:span text:style-name="T1">w</text:span>eb приложение на 1С-Битрикс (интернет магазин)(Freelance для компании Zionec)</text:p>
      <text:p text:style-name="P37"><text:a xlink:type="simple" xlink:href="https://ilogos.biz/case/booba-candy-adventure/" text:style-name="Internet_20_link" text:visited-style-name="Visited_20_Internet_20_Link">Booba Cheese Rush</text:a> - <text:span text:style-name="T1">m</text:span>obile приложение. (компания iLogos)</text:p>
      <text:p text:style-name="P37"><text:a xlink:type="simple" xlink:href="https://ilogos.biz/case/cosmos-invictus/" text:style-name="Internet_20_link" text:visited-style-name="Visited_20_Internet_20_Link">Cosmos Invictus</text:a> - <text:span text:style-name="T1">m</text:span>obile / <text:span text:style-name="T1">d</text:span>esktop приложение (компания iLogos)</text:p>
      <text:p text:style-name="P7"/>
      <text:p text:style-name="P7">Ручное тестирование (<text:span text:style-name="T6">Manual Testing</text:span>)</text:p>
      <text:p text:style-name="P37"><text:a xlink:type="simple" xlink:href="https://evelux.ru/" text:style-name="Internet_20_link" text:visited-style-name="Visited_20_Internet_20_Link">Evelux</text:a> - <text:span text:style-name="T1">w</text:span>eb приложение на 1С-Битрикс (интернет магазин) (Freelance для компании Zionec)</text:p>
      <text:p text:style-name="P37"><text:a xlink:type="simple" xlink:href="https://etpmicro.ru/" text:style-name="Internet_20_link" text:visited-style-name="Visited_20_Internet_20_Link">ЭТП МГ</text:a> - Web приложение на 1С-Битрикс (интернет магазин)(Freelance для компании Zionec)</text:p>
      <text:p text:style-name="P37"><text:a xlink:type="simple" xlink:href="https://nikaent.com/en/atlantis-adventure/" text:style-name="Internet_20_link" text:visited-style-name="Visited_20_Internet_20_Link">Atlantis Adventure</text:a> - <text:span text:style-name="T1">m</text:span>obile / <text:span text:style-name="T1">b</text:span>rowser приложение. (компания Nika Ent.)</text:p>
      <text:p text:style-name="P37"><text:a xlink:type="simple" xlink:href="https://nikaent.com/en/magic-kitchen/" text:style-name="Internet_20_link" text:visited-style-name="Visited_20_Internet_20_Link">Magic Kitchen</text:a> - <text:span text:style-name="T1">m</text:span>obile / <text:span text:style-name="T1">b</text:span>rowser приложение (компания Nika Ent.)</text:p>
      <text:p text:style-name="P37"><text:a xlink:type="simple" xlink:href="https://ilogos.biz/case/star-battle-space-war/" text:style-name="Internet_20_link" text:visited-style-name="Visited_20_Internet_20_Link">Star Battle</text:a> - <text:span text:style-name="T1">m</text:span>obile / <text:span text:style-name="T1">b</text:span>rowser приложение (компания iLogos)</text:p>
      <text:p text:style-name="P37">и другие проекты.</text:p>
      <text:p text:style-name="P35"><text:soft-page-break/></text:p>
      <text:p text:style-name="P9"><text:span text:style-name="T7">Знания и навыки</text:span>:</text:p>
      <text:p text:style-name="P5">Автоматизированное тестирование</text:p>
      <text:list xml:id="list2916920636239349715" text:style-name="L2">
        <text:list-item>
          <text:p text:style-name="P41">Автоматизация тестирования Web, Mobile (Native/Web) приложений</text:p>
        </text:list-item>
        <text:list-item>
          <text:p text:style-name="P41">Разработка автотестов через паттерны PageObject и StepsObject</text:p>
        </text:list-item>
        <text:list-item>
          <text:p text:style-name="P41">Основные технологии автоматизации: Selenium, Appium</text:p>
        </text:list-item>
        <text:list-item>
          <text:p text:style-name="P41">Модульное тестирование: JUnit, TestNG, PHPUnit, NUnit, Unittest, PyTest</text:p>
        </text:list-item>
        <text:list-item>
          <text:p text:style-name="P41">Фреймворки: Codeception, Selenide, Cucumber, WebdriverIO, Robot</text:p>
          <text:p text:style-name="P41"/>
        </text:list-item>
        <text:list-item>
          <text:p text:style-name="P41">Стеки автоматизации тестирования Web приложений:</text:p>
        </text:list-item>
      </text:list>
      <text:list xml:id="list3418498823830151401" text:style-name="L3">
        <text:list-item>
          <text:list>
            <text:list-item>
              <text:p text:style-name="P42">Selenium + Codeception + PHPUnit (PHP)</text:p>
            </text:list-item>
            <text:list-item>
              <text:p text:style-name="P42">Selemiun + JUnit/TestNG (Java)</text:p>
            </text:list-item>
            <text:list-item>
              <text:p text:style-name="P42">Selenium + Unittest/PyTest (Python)</text:p>
            </text:list-item>
            <text:list-item>
              <text:p text:style-name="P42">Selenium + NodeJS (JavaScript)</text:p>
            </text:list-item>
            <text:list-item>
              <text:p text:style-name="P42">Selenide + Cucumber + TestNG (Java)</text:p>
            </text:list-item>
            <text:list-item>
              <text:p text:style-name="P42">Robot framework (Python)</text:p>
            </text:list-item>
            <text:list-item>
              <text:p text:style-name="P42">WebdriverIO (JavaScript)</text:p>
            </text:list-item>
            <text:list-item>
              <text:p text:style-name="P42">Cypress (JavaScript)</text:p>
              <text:p text:style-name="P42"/>
            </text:list-item>
          </text:list>
        </text:list-item>
      </text:list>
      <text:list xml:id="list31618438" text:continue-list="list2916920636239349715" text:style-name="L2">
        <text:list-item>
          <text:p text:style-name="P41">Стеки автоматизации тестирования Mobile приложений:</text:p>
          <text:list>
            <text:list-item>
              <text:p text:style-name="P41">Appium + UIAutomator2 + JUnit/TestNG (Java)</text:p>
            </text:list-item>
            <text:list-item>
              <text:p text:style-name="P44">Espresso + Android Studio (Java)</text:p>
            </text:list-item>
          </text:list>
          <text:list>
            <text:list-item>
              <text:p text:style-name="P41">Unity3D + Test Runner (C#)</text:p>
              <text:p text:style-name="P41"/>
            </text:list-item>
          </text:list>
        </text:list-item>
        <text:list-item>
          <text:p text:style-name="P41">Комплексные инструменты: Katalon Studio, TestComplete</text:p>
        </text:list-item>
        <text:list-item>
          <text:p text:style-name="P41">Дополнительно: AirTest Project, Unity Test Runner, WinAppDriver, Xamarin.UITest</text:p>
        </text:list-item>
        <text:list-item>
          <text:p text:style-name="P41">Интеграция автотестов в Jenkins, TeamCity, GitLab Runner CI/CD</text:p>
        </text:list-item>
        <text:list-item>
          <text:p text:style-name="P41">Использование систем контроля версий Git в разработке автотестов</text:p>
        </text:list-item>
        <text:list-item>
          <text:p text:style-name="P41">Знание языков программирования: PHP, JavaScript, Java, Python, C#</text:p>
        </text:list-item>
      </text:list>
      <text:p text:style-name="P4"/>
      <text:p text:style-name="P6">Ручное тестирование</text:p>
      <text:list xml:id="list3671585241057569281" text:style-name="L4">
        <text:list-item>
          <text:p text:style-name="P43">Ручное тестирования мобильных, браузерных и настольных приложений</text:p>
        </text:list-item>
        <text:list-item>
          <text:p text:style-name="P43">Разработка тестовой документации (чек-листы, тест-кейсы)</text:p>
        </text:list-item>
        <text:list-item>
          <text:p text:style-name="P43">Создание методик тестирования и тестовых наборов</text:p>
        </text:list-item>
        <text:list-item>
          <text:p text:style-name="P43">Разработка отчетов и тестирования в системе Jira (Zephyr)</text:p>
        </text:list-item>
        <text:list-item>
          <text:p text:style-name="P43">Тестирование технической документации (ТЗ, GDD)</text:p>
        </text:list-item>
        <text:list-item>
          <text:p text:style-name="P43">Планирование и оптимизация процесса тестирования</text:p>
        </text:list-item>
        <text:list-item>
          <text:p text:style-name="P43">Контроль выполнения всех пунктов технического задания</text:p>
        </text:list-item>
        <text:list-item>
          <text:p text:style-name="P43">Проверка требований к продукту и оценка рисков</text:p>
        </text:list-item>
        <text:list-item>
          <text:p text:style-name="P43">Контроль качества продукта - поиск багов.</text:p>
        </text:list-item>
        <text:list-item>
          <text:p text:style-name="P43">Контроль исправления найденных ошибок</text:p>
        </text:list-item>
        <text:list-item>
          <text:p text:style-name="P43">Валидация кода - просмотр кода на наличие очевидных ошибок (W3C)</text:p>
        </text:list-item>
        <text:list-item>
          <text:p text:style-name="P43">Тестирование верстки с помощью плагина Perfect Pixel на основании макета из Figma</text:p>
        </text:list-item>
        <text:list-item>
          <text:p text:style-name="P43">Тестирование трафика входящих и исходящих данных (Fiddler, Charles, Wireshark)</text:p>
        </text:list-item>
        <text:list-item>
          <text:p text:style-name="P43">Анализ сайта с помощью: Screaming Frog SEO Spider, SiteAnalyzer</text:p>
        </text:list-item>
        <text:list-item>
          <text:p text:style-name="P43">Проверка безопасности Web приложений с помощью OWASP ZAP</text:p>
        </text:list-item>
        <text:list-item>
          <text:p text:style-name="P43">Нагрузочное тестирование с помощью JMeter, Gatling</text:p>
        </text:list-item>
        <text:list-item>
          <text:p text:style-name="P43">Тестирование API с помощью Postman, Advanced REST client</text:p>
        </text:list-item>
        <text:list-item>
          <text:p text:style-name="P43">Тестирование баз данных используя SQL запросы</text:p>
          <text:p text:style-name="P43"/>
        </text:list-item>
        <text:list-item>
          <text:p text:style-name="P43">Работа в баг-трекере: Jira, Redmine</text:p>
        </text:list-item>
        <text:list-item>
          <text:p text:style-name="P43">Работа в менеджере тест-кейсов: Zephyr (Jira), Klaros</text:p>
        </text:list-item>
        <text:list-item>
          <text:p text:style-name="P43">Работа в системах управления базами данных: SQL Server, MySQL</text:p>
        </text:list-item>
        <text:list-item>
          <text:p text:style-name="P43">Работа в операционных системах Windows, Linux\Unix, Mac OS</text:p>
          <text:p text:style-name="P43"/>
        </text:list-item>
      </text:list>
      <text:p text:style-name="P28">Уровень английского языка: Pre-Intermedi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 Unicode M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8T10:29:14.57</meta:creation-date>
    <meta:generator>OpenOffice/4.1.13$Win32 OpenOffice.org_project/4113m1$Build-9810</meta:generator>
    <dc:date>2024-08-09T11:37:40.31</dc:date>
    <meta:editing-duration>PT2H9M1S</meta:editing-duration>
    <meta:editing-cycles>96</meta:editing-cycles>
    <meta:document-statistic meta:table-count="4" meta:image-count="0" meta:object-count="0" meta:page-count="2" meta:paragraph-count="131" meta:word-count="669" meta:character-count="4817"/>
  </office:meta>
</office:document-meta>
</file>